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6FF7_3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6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Joseph Blumenthal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February 28, 1892</text:p>
      <text:p text:style-name="P2">Month<text:tab/><text:tab/><text:tab/><text:tab/><text:tab/><text:tab/>February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Philadelphia, February 28, 1892./</text:p>
      <text:p text:style-name="P5">Hon. Joseph Blumenthal,/</text:p>
      <text:p text:style-name="P5"><text:tab/>I have your tow notes. <text:s/>In the first you mention that/ Mr. Gans will be remembered in your report, and that the Bikur Cholim/ Association will be invited to send delegates. <text:s/>I am glad. <text:s/>I did/ not lose any time, but called on Miss Emily Phillips regarding the/ agency. <text:s/>She tells me that owing to court routine, the sum bequeathed/ will not be forthcoming for two or three months. <text:s/>Possibley[sic!] a little/ sooner, but not in time for the Convention./</text:p>
      <text:p text:style-name="P5"><text:tab/>In your second note you say that my Congregation/ have not elected delegates. <text:s/>I have no doubt that a line to Mr./ Abraham M. Frechie, 1434 N. 7th St., will cause the matter to be/ early attended to. <text:s/>Now respecting my taking Dr. Szold's place,/ that is, my lecturing on the subject which he ought to have treated./ <text:s/>The month of March will see me busily engaged in lecturing here before/ literary associations, so that to give a positive promise favoring/ your request would be hazardous. <text:s/>I will try my best, and I will let/ you know the result, but please be not disappointed if I cannot/ succeed. <text:s/>I see and hear that the criticism of the A.N., has called/ forth anathemas on my devoted head. <text:s/>I expect I shall <text:soft-page-break/>survive them./ <text:s/>Had the address been published the first week, the reproaches might/ have been avoided, but it is useless to complain thus late./</text:p>
      <text:p text:style-name="P5"><text:tab/>Trusting to be able to call at the Seminary before/ long, I am/</text:p>
      <text:p text:style-name="P5"><text:tab/><text:tab/>Yours truly,/</text:p>
      <text:p text:style-name="P5"><text:tab/><text:tab/><text:tab/>S. Morais./</text:p>
      <text:p text:style-name="P5">P. S., Will you kindly remit $10. for Gershon Levi and Isaac Husic,/ and $10. due to me? <text:s/>I have been corresponding with both the/ Pa. and the Phila. &amp; Reading R. R. <text:s/>I am promised tickets at half/ rate, but so far I have received none./ <text:s/>S. M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2:25:44.42</meta:creation-date>
    <meta:document-statistic meta:table-count="0" meta:image-count="0" meta:object-count="0" meta:page-count="3" meta:paragraph-count="68" meta:word-count="471" meta:character-count="2986"/>
    <dc:date>2011-12-01T12:33:36.49</dc:date>
    <dc:creator>Penn Libraries</dc:creator>
    <meta:editing-duration>PT00H07M52S</meta:editing-duration>
    <meta:editing-cycles>1</meta:editing-cycles>
    <meta:generator>OpenOffice.org/3.2$Win32 OpenOffice.org_project/320m12$Build-9483</meta:generator>
  </office:meta>
</office:document-meta>
</file>